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9.32mm" svg:height="76.56mm" svg:x="85.63mm" svg:y="138.06mm">
            <draw:object draw:notify-on-update-of-ranges="Sheet1.B38:Sheet1.B38 Sheet1.B39:Sheet1.B48 Sheet1.C38:Sheet1.C38 Sheet1.C39:Sheet1.C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8.48mm" svg:height="72.49mm" svg:x="86.19mm" svg:y="6.13mm">
            <draw:object draw:notify-on-update-of-ranges="Sheet1.B9:Sheet1.B9 Sheet1.B10:Sheet1.B19 Sheet1.C9:Sheet1.C9 Sheet1.C10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39.58mm" svg:height="77.82mm" svg:x="86.18mm" svg:y="250.21mm">
            <draw:object draw:notify-on-update-of-ranges="Sheet1.B62:Sheet1.B62 Sheet1.B63:Sheet1.B72 Sheet1.C62:Sheet1.C62 Sheet1.C63:Sheet1.C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1.25mm" svg:height="89.25mm" svg:x="83.7mm" svg:y="360.71mm">
            <draw:object draw:notify-on-update-of-ranges="Sheet1.B88:Sheet1.B88 Sheet1.B89:Sheet1.B98 Sheet1.C88:Sheet1.C88 Sheet1.C89:Sheet1.C9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0.14mm" svg:height="84.99mm" svg:x="84.53mm" svg:y="481.03mm">
            <draw:object draw:notify-on-update-of-ranges="Sheet1.B114:Sheet1.B114 Sheet1.B115:Sheet1.B124 Sheet1.C114:Sheet1.C114 Sheet1.C115:Sheet1.C1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1 year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"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-10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Payoff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1242" calcext:value-type="float">
            <text:p>6.124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3013" calcext:value-type="float">
            <text:p>6.30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.399" calcext:value-type="float">
            <text:p>6.39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.4498" calcext:value-type="float">
            <text:p>6.449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.4756" calcext:value-type="float">
            <text:p>6.475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.4886" calcext:value-type="float">
            <text:p>6.488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.4951" calcext:value-type="float">
            <text:p>6.495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.4984" calcext:value-type="float">
            <text:p>6.4984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6.5008" calcext:value-type="float">
            <text:p>6.5008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20-65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1 year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"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trike Price</text:p>
          </table:table-cell>
          <table:table-cell office:value-type="string" calcext:value-type="string">
            <text:p>Payoff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.2616" calcext:value-type="float">
            <text:p>32.261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7.827" calcext:value-type="float">
            <text:p>27.8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.3924" calcext:value-type="float">
            <text:p>23.392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8.959" calcext:value-type="float">
            <text:p>18.9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4.5471" calcext:value-type="float">
            <text:p>14.547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.2831" calcext:value-type="float">
            <text:p>10.283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.6011" calcext:value-type="float">
            <text:p>3.601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7379" calcext:value-type="float">
            <text:p>1.737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20-65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1 year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" office:value-type="string" calcext:value-type="string">
            <text:p>5%-50%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Payoff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5.6602" calcext:value-type="float">
            <text:p>5.660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5.9168" calcext:value-type="float">
            <text:p>5.9168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7.2361" calcext:value-type="float">
            <text:p>7.236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8.044" calcext:value-type="float">
            <text:p>8.04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8.8888" calcext:value-type="float">
            <text:p>8.8888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9.7539" calcext:value-type="float">
            <text:p>9.753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0.6301" calcext:value-type="float">
            <text:p>10.6301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11.512" calcext:value-type="float">
            <text:p>11.51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2.3959" calcext:value-type="float">
            <text:p>12.3959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1 year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"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" office:value-type="string" calcext:value-type="string">
            <text:p>5%-50%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Payoff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2.6411" calcext:value-type="float">
            <text:p>2.641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3.4014" calcext:value-type="float">
            <text:p>3.4014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4.2943" calcext:value-type="float">
            <text:p>4.2943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.2233" calcext:value-type="float">
            <text:p>5.2233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6.1656" calcext:value-type="float">
            <text:p>6.165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7.1128" calcext:value-type="float">
            <text:p>7.1128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8.0609" calcext:value-type="float">
            <text:p>8.060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9.0077" calcext:value-type="float">
            <text:p>9.0077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9.9516" calcext:value-type="float">
            <text:p>9.9516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0.8916" calcext:value-type="float">
            <text:p>10.8916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1/2 year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"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1" office:value-type="string" calcext:value-type="string">
            <text:p>5%-50%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Payoff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1.4805" calcext:value-type="float">
            <text:p>1.480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2.0954" calcext:value-type="float">
            <text:p>2.0954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2.7625" calcext:value-type="float">
            <text:p>2.762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3.443" calcext:value-type="float">
            <text:p>3.443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4.1283" calcext:value-type="float">
            <text:p>4.1283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4.8154" calcext:value-type="float">
            <text:p>4.8154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5.5028" calcext:value-type="float">
            <text:p>5.5028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6.1898" calcext:value-type="float">
            <text:p>6.1898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6.8757" calcext:value-type="float">
            <text:p>6.8757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7.5602" calcext:value-type="float">
            <text:p>7.5602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2:54:57.965427136</meta:creation-date>
    <dc:date>2019-03-25T23:48:34.642238421</dc:date>
    <meta:editing-duration>PT11M28S</meta:editing-duration>
    <meta:editing-cycles>2</meta:editing-cycles>
    <meta:generator>LibreOffice/6.0.7.3$Linux_X86_64 LibreOffice_project/00m0$Build-3</meta:generator>
    <meta:document-statistic meta:table-count="1" meta:cell-count="17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49cm" svg:height="7.25cm" xlink:href=".." xlink:type="simple" chart:class="chart:bar" chart:style-name="ch1">
        <chart:plot-area chart:style-name="ch2" table:cell-range-address="Sheet1.B9:Sheet1.C19" chart:data-source-has-labels="both" svg:x="1.287cm" svg:y="0.145cm" svg:width="12.286cm" svg:height="5.979cm">
          <chartooo:coordinate-region svg:x="2.014cm" svg:y="0.345cm" svg:width="11.559cm" svg:height="5.132cm"/>
          <chart:axis chart:dimension="x" chart:name="primary-x" chart:style-name="ch3" chartooo:axis-type="auto">
            <chartooo:date-scale/>
            <chart:title svg:x="6.963cm" svg:y="6.269cm" chart:style-name="ch4">
              <text:p>Steps</text:p>
            </chart:title>
            <chart:categories table:cell-range-address="Sheet1.B10:Sheet1.B19"/>
          </chart:axis>
          <chart:axis chart:dimension="y" chart:name="primary-y" chart:style-name="ch5">
            <chart:title svg:x="0.451cm" svg:y="3.641cm" chart:style-name="ch6">
              <text:p>Payoff</text:p>
            </chart:title>
            <chart:grid chart:style-name="ch7" chart:class="major"/>
          </chart:axis>
          <chart:series chart:style-name="ch8" chart:values-cell-range-address="Sheet1.C10:Sheet1.C19" chart:label-cell-address="Sheet1.C9:Sheet1.C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yoff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10:Sheet1.B19</svg:desc>
                </draw:g>
              </table:table-cell>
              <table:table-cell office:value-type="float" office:value="6.1242">
                <text:p>6.1242</text:p>
                <draw:g>
                  <svg:desc>Sheet1.C10:Sheet1.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3013">
                <text:p>6.30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399">
                <text:p>6.3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4498">
                <text:p>6.449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4756">
                <text:p>6.475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.4886">
                <text:p>6.48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.4951">
                <text:p>6.495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.4984">
                <text:p>6.498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.5008">
                <text:p>6.5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33cm" svg:height="7.657cm" xlink:href=".." xlink:type="simple" chart:class="chart:bar" chart:style-name="ch1">
        <chart:plot-area chart:style-name="ch2" table:cell-range-address="Sheet1.B38:Sheet1.C48" chart:data-source-has-labels="both" svg:x="1.289cm" svg:y="0.153cm" svg:width="12.366cm" svg:height="6.37cm">
          <chartooo:coordinate-region svg:x="1.91cm" svg:y="0.352cm" svg:width="11.745cm" svg:height="5.524cm"/>
          <chart:axis chart:dimension="x" chart:name="primary-x" chart:style-name="ch3" chartooo:axis-type="auto">
            <chartooo:date-scale/>
            <chart:title svg:x="6.595cm" svg:y="6.676cm" chart:style-name="ch4">
              <text:p>Strike Price</text:p>
            </chart:title>
            <chart:categories table:cell-range-address="Sheet1.B39:Sheet1.B48"/>
          </chart:axis>
          <chart:axis chart:dimension="y" chart:name="primary-y" chart:style-name="ch5">
            <chart:title svg:x="0.451cm" svg:y="3.845cm" chart:style-name="ch6">
              <text:p>Payoff</text:p>
            </chart:title>
            <chart:grid chart:style-name="ch7" chart:class="major"/>
          </chart:axis>
          <chart:series chart:style-name="ch8" chart:values-cell-range-address="Sheet1.C39:Sheet1.C48" chart:label-cell-address="Sheet1.C38:Sheet1.C3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yoff</text:p>
                <draw:g>
                  <svg:desc>Sheet1.C38:Sheet1.C38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B39:Sheet1.B48</svg:desc>
                </draw:g>
              </table:table-cell>
              <table:table-cell office:value-type="float" office:value="32.2616">
                <text:p>32.2616</text:p>
                <draw:g>
                  <svg:desc>Sheet1.C39:Sheet1.C48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7.827">
                <text:p>27.8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.3924">
                <text:p>23.39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.959">
                <text:p>18.9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5471">
                <text:p>14.547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.2831">
                <text:p>10.28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6011">
                <text:p>3.60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379">
                <text:p>1.737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35">
                <text:p>0.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59cm" svg:height="7.783cm" xlink:href=".." xlink:type="simple" chart:class="chart:bar" chart:style-name="ch1">
        <chart:plot-area chart:style-name="ch2" table:cell-range-address="Sheet1.B62:Sheet1.C72" chart:data-source-has-labels="both" svg:x="1.29cm" svg:y="0.155cm" svg:width="12.39cm" svg:height="6.492cm">
          <chartooo:coordinate-region svg:x="1.911cm" svg:y="0.354cm" svg:width="11.769cm" svg:height="5.646cm"/>
          <chart:axis chart:dimension="x" chart:name="primary-x" chart:style-name="ch3" chartooo:axis-type="auto">
            <chartooo:date-scale/>
            <chart:title svg:x="6.991cm" svg:y="6.802cm" chart:style-name="ch4">
              <text:p>sigma</text:p>
            </chart:title>
            <chart:categories table:cell-range-address="Sheet1.B63:Sheet1.B72"/>
          </chart:axis>
          <chart:axis chart:dimension="y" chart:name="primary-y" chart:style-name="ch5">
            <chart:title svg:x="0.451cm" svg:y="3.908cm" chart:style-name="ch6">
              <text:p>Payoff</text:p>
            </chart:title>
            <chart:grid chart:style-name="ch7" chart:class="major"/>
          </chart:axis>
          <chart:series chart:style-name="ch8" chart:values-cell-range-address="Sheet1.C63:Sheet1.C72" chart:label-cell-address="Sheet1.C62:Sheet1.C6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yoff</text:p>
                <draw:g>
                  <svg:desc>Sheet1.C62:Sheet1.C62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Sheet1.B63:Sheet1.B72</svg:desc>
                </draw:g>
              </table:table-cell>
              <table:table-cell office:value-type="float" office:value="5.6602">
                <text:p>5.6602</text:p>
                <draw:g>
                  <svg:desc>Sheet1.C63:Sheet1.C7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5.9168">
                <text:p>5.916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7.2361">
                <text:p>7.236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8.044">
                <text:p>8.04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.8888">
                <text:p>8.888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9.7539">
                <text:p>9.753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.6301">
                <text:p>10.630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1.512">
                <text:p>11.51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.3959">
                <text:p>12.39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26cm" svg:height="8.926cm" xlink:href=".." xlink:type="simple" chart:class="chart:bar" chart:style-name="ch1">
        <chart:plot-area chart:style-name="ch2" table:cell-range-address="Sheet1.B88:Sheet1.C98" chart:data-source-has-labels="both" svg:x="1.293cm" svg:y="0.178cm" svg:width="12.551cm" svg:height="7.589cm">
          <chartooo:coordinate-region svg:x="1.914cm" svg:y="0.377cm" svg:width="11.93cm" svg:height="6.743cm"/>
          <chart:axis chart:dimension="x" chart:name="primary-x" chart:style-name="ch3" chartooo:axis-type="auto">
            <chartooo:date-scale/>
            <chart:title svg:x="7.074cm" svg:y="7.945cm" chart:style-name="ch4">
              <text:p>sigma</text:p>
            </chart:title>
            <chart:categories table:cell-range-address="Sheet1.B89:Sheet1.B98"/>
          </chart:axis>
          <chart:axis chart:dimension="y" chart:name="primary-y" chart:style-name="ch5">
            <chart:title svg:x="0.451cm" svg:y="4.479cm" chart:style-name="ch6">
              <text:p>Payoff</text:p>
            </chart:title>
            <chart:grid chart:style-name="ch7" chart:class="major"/>
          </chart:axis>
          <chart:series chart:style-name="ch8" chart:values-cell-range-address="Sheet1.C89:Sheet1.C98" chart:label-cell-address="Sheet1.C88:Sheet1.C8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yoff</text:p>
                <draw:g>
                  <svg:desc>Sheet1.C88:Sheet1.C88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Sheet1.B89:Sheet1.B98</svg:desc>
                </draw:g>
              </table:table-cell>
              <table:table-cell office:value-type="float" office:value="2.6411">
                <text:p>2.6411</text:p>
                <draw:g>
                  <svg:desc>Sheet1.C89:Sheet1.C9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.4014">
                <text:p>3.401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4.2943">
                <text:p>4.294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.2233">
                <text:p>5.223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6.1656">
                <text:p>6.165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.1128">
                <text:p>7.112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8.0609">
                <text:p>8.06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.0077">
                <text:p>9.007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9.9516">
                <text:p>9.951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0.8916">
                <text:p>10.89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15cm" svg:height="8.5cm" xlink:href=".." xlink:type="simple" chart:class="chart:bar" chart:style-name="ch1">
        <chart:plot-area chart:style-name="ch2" table:cell-range-address="Sheet1.B114:Sheet1.C124" chart:data-source-has-labels="both" svg:x="1.291cm" svg:y="0.17cm" svg:width="12.444cm" svg:height="7.179cm">
          <chartooo:coordinate-region svg:x="1.727cm" svg:y="0.369cm" svg:width="12.008cm" svg:height="6.333cm"/>
          <chart:axis chart:dimension="x" chart:name="primary-x" chart:style-name="ch3" chartooo:axis-type="auto">
            <chartooo:date-scale/>
            <chart:title svg:x="7.019cm" svg:y="7.519cm" chart:style-name="ch4">
              <text:p>sigma</text:p>
            </chart:title>
            <chart:categories table:cell-range-address="Sheet1.B115:Sheet1.B124"/>
          </chart:axis>
          <chart:axis chart:dimension="y" chart:name="primary-y" chart:style-name="ch5">
            <chart:title svg:x="0.451cm" svg:y="4.266cm" chart:style-name="ch6">
              <text:p>Payoff</text:p>
            </chart:title>
            <chart:grid chart:style-name="ch7" chart:class="major"/>
          </chart:axis>
          <chart:series chart:style-name="ch8" chart:values-cell-range-address="Sheet1.C115:Sheet1.C124" chart:label-cell-address="Sheet1.C114:Sheet1.C11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yoff</text:p>
                <draw:g>
                  <svg:desc>Sheet1.C114:Sheet1.C114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Sheet1.B115:Sheet1.B124</svg:desc>
                </draw:g>
              </table:table-cell>
              <table:table-cell office:value-type="float" office:value="1.4805">
                <text:p>1.4805</text:p>
                <draw:g>
                  <svg:desc>Sheet1.C115:Sheet1.C12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0954">
                <text:p>2.09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.7625">
                <text:p>2.76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.443">
                <text:p>3.44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4.1283">
                <text:p>4.128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.8154">
                <text:p>4.815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5.5028">
                <text:p>5.502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.1898">
                <text:p>6.189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.8757">
                <text:p>6.875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.5602">
                <text:p>7.56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